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st: Gipsy Kings</text:p>
      <text:p text:style-name="P1">Song: Baila Me</text:p>
      <text:p text:style-name="P1"/>
      <text:p text:style-name="P1">Capo 3</text:p>
      <text:p text:style-name="P1"/>
      <text:p text:style-name="P1">Intro:</text:p>
      <text:p text:style-name="P1">E|-------------------------| <text:s text:c="5"/>E|----------------------0000000--|</text:p>
      <text:p text:style-name="P1">B|-------------------------| <text:s text:c="5"/>B|----------------------0000000--|</text:p>
      <text:p text:style-name="P1">G|-------------------------| x3 <text:s text:c="2"/>G|----------------------1111111--|</text:p>
      <text:p text:style-name="P1">D|----------------2-1------| <text:s text:c="5"/>D|----------------2-----2222222--|</text:p>
      <text:p text:style-name="P1">A|-2------------2-----2----| <text:s text:c="5"/>A|-2------------2-------2222222--|</text:p>
      <text:p text:style-name="P1">E|---4--0---0-4---------4--| <text:s text:c="5"/>E|----4-0---0-4-----0---0000000--|</text:p>
      <text:p text:style-name="P1"/>
      <text:p text:style-name="P1"/>
      <text:p text:style-name="P1">Verse:</text:p>
      <text:p text:style-name="P1"><text:s text:c="25"/>E</text:p>
      <text:p text:style-name="P1">Cuando sei Maria Dolores</text:p>
      <text:p text:style-name="P1"><text:s text:c="22"/>B7</text:p>
      <text:p text:style-name="P1">Cuando sei quei mal d'amore</text:p>
      <text:p text:style-name="P1"/>
      <text:p text:style-name="P1">Cuando sei quei mal a su vera</text:p>
      <text:p text:style-name="P1"><text:s text:c="23"/>E</text:p>
      <text:p text:style-name="P1">Cuando sei me va al dottore</text:p>
      <text:p text:style-name="P1"/>
      <text:p text:style-name="P1">x2</text:p>
      <text:p text:style-name="P1"/>
      <text:p text:style-name="P1"/>
      <text:p text:style-name="P1">Chorus:</text:p>
      <text:p text:style-name="P1"><text:s text:c="25"/>E</text:p>
      <text:p text:style-name="P1">Baila Baila Baila Baila</text:p>
      <text:p text:style-name="P1"><text:s text:c="18"/>B7</text:p>
      <text:p text:style-name="P1">Baila Baila Baila me</text:p>
      <text:p text:style-name="P1"/>
      <text:p text:style-name="P1">Esta rumba a la gitana</text:p>
      <text:p text:style-name="P1"><text:s text:c="20"/>E</text:p>
      <text:p text:style-name="P1">Que yo siempre cantaré</text:p>
      <text:p text:style-name="P1"/>
      <text:p text:style-name="P1"/>
      <text:p text:style-name="P1">Pero lo siempre cantaré</text:p>
      <text:p text:style-name="P1"><text:s text:c="21"/>B7</text:p>
      <text:p text:style-name="P1">Pero lo siempre cantaré</text:p>
      <text:p text:style-name="P1"/>
      <text:p text:style-name="P1">Esta rumba a la gitana</text:p>
      <text:p text:style-name="P1"><text:s text:c="21"/>E</text:p>
      <text:p text:style-name="P1">Que yo siempre cantaré</text:p>
      <text:p text:style-name="P1"/>
      <text:p text:style-name="P1">Verse</text:p>
      <text:p text:style-name="P1">Chorus</text:p>
      <text:p text:style-name="P1"/>
      <text:p text:style-name="P1"><text:soft-page-break/>Bridge: <text:s text:c="5"/></text:p>
      <text:p text:style-name="P1"><text:s text:c="19"/>A <text:s text:c="4"/></text:p>
      <text:p text:style-name="P1">Que solo vivo enamorar te</text:p>
      <text:p text:style-name="P1"><text:s text:c="19"/>E</text:p>
      <text:p text:style-name="P1">Que solo vivo enamorar te</text:p>
      <text:p text:style-name="P1"><text:s text:c="21"/>B7</text:p>
      <text:p text:style-name="P1">Me enamore de esta gitana</text:p>
      <text:p text:style-name="P1"><text:s text:c="21"/>E</text:p>
      <text:p text:style-name="P1">Que ya se ponga a bailando </text:p>
      <text:p text:style-name="P1"/>
      <text:p text:style-name="P1">Chor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34:22.739009000</meta:creation-date>
    <dc:date>2017-05-24T15:49:39.165524000</dc:date>
    <meta:editing-duration>PT18H3M20S</meta:editing-duration>
    <meta:editing-cycles>2</meta:editing-cycles>
    <meta:generator>LibreOffice/5.2.5.1$MacOSX_X86_64 LibreOffice_project/0312e1a284a7d50ca85a365c316c7abbf20a4d22</meta:generator>
    <meta:print-date>2017-05-23T16:36:18.206062000</meta:print-date>
    <meta:document-statistic meta:table-count="0" meta:image-count="0" meta:object-count="0" meta:page-count="2" meta:paragraph-count="45" meta:word-count="148" meta:character-count="1160" meta:non-whitespace-character-count="793"/>
  </office:meta>
</office:document-meta>
</file>